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style:contextual-spacing="false"/>
    </style:style>
    <style:style style:name="P3" style:family="paragraph" style:parent-style-name="Text_20_body">
      <style:paragraph-properties fo:margin-top="0in" fo:margin-bottom="0.0398in" style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style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style:contextual-spacing="false" fo:text-align="start" style:justify-single-word="false" style:vertical-align="bottom"/>
      <style:text-properties style:text-line-through-style="none" style:text-line-through-type="none" fo:font-size="9pt" fo:font-style="italic" officeooo:rsid="002f03ac" officeooo:paragraph-rsid="002f03ac" style:font-size-asian="9pt" style:font-style-asian="italic" style:font-size-complex="9pt" style:font-style-complex="italic"/>
    </style:style>
    <style:style style:name="P6" style:family="paragraph" style:parent-style-name="Text_20_body">
      <style:paragraph-properties fo:margin-top="0in" fo:margin-bottom="0.0398in" style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7" style:family="paragraph" style:parent-style-name="Text_20_body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8" style:family="paragraph" style:parent-style-name="Text_20_body">
      <style:paragraph-properties fo:margin-top="0in" fo:margin-bottom="0in" style:contextual-spacing="false" fo:padding="0in" fo:border="none" style:shadow="none" style:vertical-align="bottom"/>
      <style:text-properties style:font-name="Nimbus Sans L"/>
    </style:style>
    <style:style style:name="P9" style:family="paragraph" style:parent-style-name="Text_20_body">
      <style:paragraph-properties fo:margin-top="0in" fo:margin-bottom="0in" style:contextual-spacing="false" fo:padding="0in" fo:border="none" style:shadow="none" style:vertical-align="bottom" style:writing-mode="page"/>
      <style:text-properties style:font-name="Nimbus Sans L" officeooo:rsid="00159ffc" officeooo:paragraph-rsid="00225b39"/>
    </style:style>
    <style:style style:name="P10" style:family="paragraph" style:parent-style-name="Text_20_body">
      <style:paragraph-properties fo:margin-top="0in" fo:margin-bottom="0in" style:contextual-spacing="false" fo:padding="0in" fo:border="none" style:shadow="none" style:vertical-align="bottom" style:writing-mode="page"/>
      <style:text-properties style:font-name="Nimbus Sans L" officeooo:rsid="00159ffc" officeooo:paragraph-rsid="002f03ac"/>
    </style:style>
    <style:style style:name="P11" style:family="paragraph" style:parent-style-name="Text_20_body">
      <style:paragraph-properties fo:margin-top="0in" fo:margin-bottom="0in" style:contextual-spacing="false" fo:padding="0in" fo:border="none" style:writing-mode="page"/>
      <style:text-properties officeooo:paragraph-rsid="00159ffc"/>
    </style:style>
    <style:style style:name="P12" style:family="paragraph" style:parent-style-name="Text_20_body">
      <style:paragraph-properties fo:margin-top="0in" fo:margin-bottom="0in" style:contextual-spacing="false" fo:padding="0in" fo:border="none" style:writing-mode="page"/>
      <style:text-properties officeooo:rsid="00159ffc" officeooo:paragraph-rsid="00159ffc"/>
    </style:style>
    <style:style style:name="P13" style:family="paragraph" style:parent-style-name="Text_20_body">
      <style:paragraph-properties style:shadow="none" style:vertical-align="bottom"/>
    </style:style>
    <style:style style:name="P14" style:family="paragraph" style:parent-style-name="Text_20_body">
      <style:paragraph-properties fo:padding="0in" fo:border="none" style:shadow="none"/>
    </style:style>
    <style:style style:name="P15" style:family="paragraph" style:parent-style-name="Text_20_body">
      <style:paragraph-properties fo:padding="0in" fo:border="none" style:shadow="none" style:vertical-align="bottom"/>
      <style:text-properties officeooo:paragraph-rsid="00225b39"/>
    </style:style>
    <style:style style:name="P16" style:family="paragraph" style:parent-style-name="Text_20_body">
      <style:paragraph-properties fo:padding="0in" fo:border="none" style:shadow="none" style:vertical-align="bottom"/>
      <style:text-properties style:font-name="Nimbus Sans L" officeooo:paragraph-rsid="00225b39"/>
    </style:style>
    <style:style style:name="P17" style:family="paragraph" style:parent-style-name="Text_20_body">
      <style:paragraph-properties fo:padding="0in" fo:border="none" style:shadow="none" style:writing-mode="page"/>
    </style:style>
    <style:style style:name="P18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9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20" style:family="paragraph" style:parent-style-name="Text_20_body">
      <style:paragraph-properties fo:padding="0in" fo:border="none"/>
      <style:text-properties style:font-name="Nimbus Sans L" fo:font-size="8.5pt" officeooo:rsid="001efe05" officeooo:paragraph-rsid="00297bd5" style:font-size-asian="10.5pt"/>
    </style:style>
    <style:style style:name="P21" style:family="paragraph" style:parent-style-name="Text_20_body">
      <style:paragraph-properties fo:padding="0in" fo:border="none"/>
      <style:text-properties officeooo:rsid="002dac98" officeooo:paragraph-rsid="002dac98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4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5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6" style:family="paragraph" style:parent-style-name="Text_20_body">
      <style:text-properties officeooo:paragraph-rsid="00225b39"/>
    </style:style>
    <style:style style:name="P27" style:family="paragraph" style:parent-style-name="Text_20_body">
      <style:text-properties officeooo:paragraph-rsid="00297bd5"/>
    </style:style>
    <style:style style:name="P28" style:family="paragraph" style:parent-style-name="Text_20_body">
      <style:text-properties officeooo:paragraph-rsid="002ccdce"/>
    </style:style>
    <style:style style:name="P29" style:family="paragraph" style:parent-style-name="Text_20_body">
      <style:text-properties officeooo:rsid="001efe05" officeooo:paragraph-rsid="002ccdce"/>
    </style:style>
    <style:style style:name="P30" style:family="paragraph" style:parent-style-name="Text_20_body">
      <style:text-properties officeooo:paragraph-rsid="002dac98"/>
    </style:style>
    <style:style style:name="P31" style:family="paragraph" style:parent-style-name="Text_20_body">
      <style:text-properties officeooo:paragraph-rsid="002f03ac"/>
    </style:style>
    <style:style style:name="P32" style:family="paragraph" style:parent-style-name="Text_20_body">
      <style:paragraph-properties fo:padding="0in" fo:border-left="none" fo:border-right="0.99pt solid #000000" fo:border-top="none" fo:border-bottom="none"/>
      <style:text-properties officeooo:paragraph-rsid="002f03ac"/>
    </style:style>
    <style:style style:name="P33" style:family="paragraph" style:parent-style-name="Text_20_body">
      <style:paragraph-properties fo:padding="0in" fo:border-left="none" fo:border-right="0.99pt solid #000000" fo:border-top="none" fo:border-bottom="none"/>
      <style:text-properties officeooo:rsid="002f03ac" officeooo:paragraph-rsid="002f03ac"/>
    </style:style>
    <style:style style:name="P34" style:family="paragraph" style:parent-style-name="Heading_20_1">
      <style:text-properties officeooo:paragraph-rsid="00225b39"/>
    </style:style>
    <style:style style:name="P35" style:family="paragraph" style:parent-style-name="Heading_20_1">
      <style:text-properties officeooo:paragraph-rsid="002f03ac"/>
    </style:style>
    <style:style style:name="P36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37" style:family="paragraph" style:parent-style-name="Heading_20_1">
      <style:paragraph-properties fo:margin-top="0in" fo:margin-bottom="0.0398in" style:contextual-spacing="false"/>
    </style:style>
    <style:style style:name="P38" style:family="paragraph" style:parent-style-name="Heading_20_1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39" style:family="paragraph" style:parent-style-name="Heading_20_1">
      <style:paragraph-properties fo:margin-top="0in" fo:margin-bottom="0.0398in" style:contextual-spacing="false" style:shadow="none" style:vertical-align="bottom"/>
      <style:text-properties officeooo:paragraph-rsid="00225b39" style:font-name-asian="DejaVu Sans" style:font-name-complex="Lohit Hindi"/>
    </style:style>
    <style:style style:name="P40" style:family="paragraph" style:parent-style-name="Heading_20_1">
      <style:paragraph-properties fo:margin-top="0in" fo:margin-bottom="0.0398in" style:contextual-spacing="false" fo:break-before="column"/>
    </style:style>
    <style:style style:name="P41" style:family="paragraph" style:parent-style-name="Heading_20_1" style:master-page-name="">
      <style:paragraph-properties fo:margin-top="0in" fo:margin-bottom="0.0398in" style:contextual-spacing="false" style:page-number="auto" fo:break-before="column"/>
    </style:style>
    <style:style style:name="P42" style:family="paragraph" style:parent-style-name="Heading_20_1">
      <style:paragraph-properties style:writing-mode="lr-tb"/>
    </style:style>
    <style:style style:name="P43" style:family="paragraph" style:parent-style-name="Heading_20_1">
      <style:paragraph-properties fo:margin-top="0.1201in" fo:margin-bottom="0.0402in" style:contextual-spacing="false" style:shadow="none" fo:keep-with-next="always" style:vertical-align="bottom"/>
      <style:text-properties style:font-name="Nimbus Sans L1" fo:font-size="11pt" fo:font-weight="bol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4" style:family="paragraph" style:parent-style-name="Heading_20_1">
      <style:paragraph-properties fo:margin-top="0in" fo:margin-bottom="0.0402in" style:contextual-spacing="false"/>
      <style:text-properties officeooo:paragraph-rsid="002f03ac"/>
    </style:style>
    <style:style style:name="P45" style:family="paragraph" style:parent-style-name="Heading_20_1">
      <style:paragraph-properties fo:margin-top="0in" fo:margin-bottom="0.0402in" style:contextual-spacing="false" fo:break-before="column"/>
      <style:text-properties officeooo:paragraph-rsid="002f03ac"/>
    </style:style>
    <style:style style:name="T1" style:family="text">
      <style:text-properties style:font-name="Nimbus Sans L1" fo:font-weight="bold" officeooo:rsid="00274776"/>
    </style:style>
    <style:style style:name="T2" style:family="text">
      <style:text-properties style:font-name="Nimbus Sans L1" fo:font-weight="bold" officeooo:rsid="002db02f"/>
    </style:style>
    <style:style style:name="T3" style:family="text">
      <style:text-properties style:font-name="Nimbus Sans L1" fo:font-weight="bold" officeooo:rsid="002dac98"/>
    </style:style>
    <style:style style:name="T4" style:family="text">
      <style:text-properties officeooo:rsid="0023f152"/>
    </style:style>
    <style:style style:name="T5" style:family="text">
      <style:text-properties style:font-name="Nimbus Sans L"/>
    </style:style>
    <style:style style:name="T6" style:family="text">
      <style:text-properties style:font-name="Nimbus Sans L" fo:font-size="8.5pt" officeooo:rsid="002dac98" style:font-size-asian="10.5pt"/>
    </style:style>
    <style:style style:name="T7" style:family="text">
      <style:text-properties style:font-name="Nimbus Sans L" fo:font-size="8.5pt" officeooo:rsid="002f03ac" style:font-size-asian="10.5pt"/>
    </style:style>
    <style:style style:name="T8" style:family="text">
      <style:text-properties style:font-name="Nimbus Sans L" fo:font-size="8.5pt" fo:font-style="italic" officeooo:rsid="002f03ac" style:font-size-asian="10.5pt" style:font-style-asian="italic" style:font-style-complex="italic"/>
    </style:style>
    <style:style style:name="T9" style:family="text">
      <style:text-properties officeooo:rsid="002f03a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f0784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028in" draw:z-index="0">
        <draw:text-box fo:min-height="2.1193in" fo:min-width="3.5291in">
          <text:h text:style-name="P36" text:outline-level="1">Conventions</text:h>
          <text:p text:style-name="P6">Additions since the last release are marked with a vertical bar</text:p>
          <text:p text:style-name="P4">Deletions since the last release are struck through</text:p>
          <text:p text:style-name="P5">Name changes without shortcut change a<text:span text:style-name="T11">re</text:span> set in italic</text:p>
          <text:p text:style-name="P25"/>
          <text:p text:style-name="P23">Author: <text:tab/>Michael Pellaton</text:p>
          <text:p text:style-name="P24">Version:<text:tab/><text:modification-date style:data-style-name="N121">2021-02-08 1022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22">Copyright © 20<text:span text:style-name="T4">21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37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8">Redo (on Windows)<text:tab/>Ctrl+Y<text:tab/>Dialogs, Windows</text:p>
        <text:p text:style-name="P13">Redo (on Linux)<text:tab/>Ctrl+Shift+Z <text:tab/>Dialogs, Wind<text:span text:style-name="T5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8">Toggle Split Editor horizontal<text:tab/>Ctrl+_<text:tab/>Windows</text:p>
        <text:p text:style-name="P18">Togg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P27">Search Declaration in Ws<text:tab/>Ctrl+G<text:tab/>Windows</text:p>
        <text:p text:style-name="P27">Search Occurrences in File<text:tab/>Shift+Ctrl+U<text:tab/>Windows</text:p>
        <text:p text:style-name="P20">Quick Search<text:tab/>Ctrl+Alt+Shift+L<text:tab/>Windows</text:p>
        <text:h text:style-name="P34" text:outline-level="1">Text Editing – Selection</text:h>
        <text:p text:style-name="P26">Select to Line Start<text:tab/>Shift+Home<text:tab/>Editing Text</text:p>
        <text:p text:style-name="P26">Select to Line End<text:tab/>Shift+End<text:tab/>Editing Text</text:p>
        <text:p text:style-name="P26">Select Previous Word<text:tab/>Shift+Ctrl+Left<text:tab/>Editing Text</text:p>
        <text:p text:style-name="P26">Select Next Word<text:tab/>Shift+Ctrl+Right<text:tab/>Editing Text</text:p>
        <text:h text:style-name="P37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7">Toggle Word Wrap<text:tab/>Alt+Shift+Y<text:tab/>Editing Text</text:p>
        <text:p text:style-name="P17">Zoom In<text:tab/>Ctrl++<text:tab/>Editing Text</text:p>
        <text:p text:style-name="P17">Zoom In <text:tab/>Ctrl+=<text:tab/>Editing Text</text:p>
        <text:p text:style-name="P17">Zoom Out <text:tab/>Ctrl+-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4">Annotate Class File<text:tab/>Ctrl+1<text:tab/>Browse Att. Src.</text:p>
        <text:p text:style-name="P19">Open Hyperlink<text:tab/>F3<text:tab/>Editing Text</text:p>
        <text:h text:style-name="P38" text:outline-level="1"/>
        <text:p text:style-name="P7"/>
        <text:p text:style-name="P7"/>
        <text:h text:style-name="P39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P30">Remove Block Comment<text:tab/>Shift+Ctrl+\<text:tab/>Editing Java Src</text:p>
        <text:p text:style-name="P21">Add Text Block<text:tab/>Shift+Ctrl+’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P42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4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40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3">Undo<text:tab/>Ctrl+Z<text:tab/>Breakpoin<text:span text:style-name="T5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4">Skip All Breakpoints<text:tab/>Ctrl+Alt+B<text:tab/>Windows</text:p>
        <text:h text:style-name="Heading_20_1" text:outline-level="1"/>
        <text:h text:style-name="P41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7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P31"><text:span text:style-name="T8">Previous</text:span><text:span text:style-name="T7"> </text:span><text:span text:style-name="T10">Edit Location</text:span><text:tab/>Ctrl+Q<text:tab/>Windows</text:p>
        <text:p text:style-name="P32"><text:span text:style-name="T7">Previous </text:span>Edit Location<text:tab/>Ctrl+<text:span text:style-name="T9">Alt+Left</text:span><text:tab/>Windows</text:p>
        <text:p text:style-name="P33">Next Edit Location<text:tab/>Ctrl+Alt+Right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P28">Go to Prev. Editor Sub-Tab<text:tab/>Alt+PageUp<text:tab/>Dialogs, Windows</text:p>
        <text:p text:style-name="P29">Next Tab<text:tab/>Ctrl+PageDown<text:tab/>Dialogs, Windows</text:p>
        <text:p text:style-name="P29">Previous Tab<text:tab/>Ctrl+PageUp<text:tab/>Dialogs, Windows</text:p>
        <text:h text:style-name="Heading_20_1" text:outline-level="1">Window</text:h>
        <text:p text:style-name="Text_20_body"><text:span text:style-name="T6">Find Actions</text:span>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7">Toggle Full Screen<text:tab/>Alt+F11<text:tab/>Windows</text:p>
        <text:h text:style-name="P43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3">O<text:span text:style-name="T5">pen Manifest<text:tab/>Shift+Ctrl+Alt+M<text:tab/>Windows</text:span></text:p>
        <text:p text:style-name="Text_20_body">Format Source<text:tab/>Shift+Ctrl+F<text:tab/>Manifest Editor</text:p>
        <text:p text:style-name="P31">Quick Outline<text:tab/>Ctrl+O<text:tab/>Manifest Editor</text:p>
        <text:h text:style-name="P44" text:outline-level="1"><text:line-break/></text:h>
        <text:h text:style-name="P45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11">Show Contrib. Plug-in<text:tab/>Shift+Alt+F3 <text:tab/>Dialogs, Windows</text:p>
        <text:p text:style-name="P12">Layout Spy<text:tab/>Ctrl+Alt+Shift+F9<text:tab/>Dialogs, Windows</text:p>
        <text:h text:style-name="P34" text:outline-level="1">Git</text:h>
        <text:p text:style-name="P15">Comm<text:span text:style-name="T5">it...<text:tab/>Ctrl+#<text:tab/>In Windows</text:span></text:p>
        <text:p text:style-name="P16">Copy Path to Clipboard<text:tab/>Ctrl+C<text:tab/>In Git Repo View</text:p>
        <text:p text:style-name="P16">Copy<text:tab/>Ctrl+C<text:tab/>In Git Reflog View</text:p>
        <text:p text:style-name="P9">Paste Repo Path or URI<text:tab/>Ctrl+V<text:tab/>In Git Repo View</text:p>
        <text:h text:style-name="P35" text:outline-level="1">Views</text:h>
        <text:p text:style-name="P31">Open Show View Dialog<text:tab/>Shift+Alt+Q Q<text:tab/>Windows</text:p>
        <text:p text:style-name="P31">Show View: Breakpoints<text:tab/>Shift+Alt+Q B<text:tab/>Windows</text:p>
        <text:p text:style-name="P31">Show View: Cheat Sheets<text:tab/>Shift+Alt+Q H<text:tab/>Windows</text:p>
        <text:p text:style-name="P31">Show View: Console<text:tab/>Shift+Alt+Q C<text:tab/>Windows</text:p>
        <text:p text:style-name="P31">Show View: Declaration<text:tab/>Shift+Alt+Q D<text:tab/>Windows</text:p>
        <text:p text:style-name="P31">Show View: Error Log<text:tab/>Shift+Alt+Q L<text:tab/>Windows</text:p>
        <text:p text:style-name="P31">Show View: History<text:tab/>Shift+Alt+Q Z<text:tab/>Windows</text:p>
        <text:p text:style-name="P31">Show View: Javadoc<text:tab/>Shift+Alt+Q J<text:tab/>Windows</text:p>
        <text:p text:style-name="P31">Show View: Outline<text:tab/>Shift+Alt+Q O<text:tab/>Windows</text:p>
        <text:p text:style-name="P31">Show View: Package Expl.<text:tab/>Shift+Alt+Q P<text:tab/>Windows</text:p>
        <text:p text:style-name="P31">Show View: Problems<text:tab/>Shift+Alt+Q X<text:tab/>Windows</text:p>
        <text:p text:style-name="P31">Show View: Search<text:tab/>Shift+Alt+Q S<text:tab/>Windows</text:p>
        <text:p text:style-name="P31">Show View: Synchronize<text:tab/>Shift+Alt+Q Y<text:tab/>Windows</text:p>
        <text:p text:style-name="P31">Show View: Type Hierarchy<text:tab/>Shift+Alt+Q T<text:tab/>Windows</text:p>
        <text:p text:style-name="P10">Show View: Variables<text:tab/>Shift+Alt+Q V<text:tab/>Windows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style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number:date-style style:name="N10121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style:font-name="Nimbus Sans L1" fo:font-weight="bold" officeooo:rsid="00274776"/>
    </style:style>
    <style:style style:name="MT2" style:family="text">
      <style:text-properties style:font-name="Nimbus Sans L1" fo:font-weight="bold" officeooo:rsid="002db02f"/>
    </style:style>
    <style:style style:name="MT3" style:family="text">
      <style:text-properties style:font-name="Nimbus Sans L1" fo:font-weight="bold" officeooo:rsid="002dac98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1</text:span><text:span text:style-name="MT2">7 / 4.18</text:span><text:span text:style-name="MT3">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el Pellaton</meta:initial-creator>
    <meta:creation-date>2011-02-16T16:40:31</meta:creation-date>
    <dc:date>2021-02-08T10:22:17.624000000</dc:date>
    <meta:editing-duration>PT4H3M23S</meta:editing-duration>
    <meta:editing-cycles>59</meta:editing-cycles>
    <meta:generator>LibreOffice/7.1.0.3$Windows_x86 LibreOffice_project/f6099ecf3d29644b5008cc8f48f42f4a40986e4c</meta:generator>
    <meta:document-statistic meta:table-count="0" meta:image-count="0" meta:object-count="0" meta:page-count="2" meta:paragraph-count="259" meta:word-count="1352" meta:character-count="9468" meta:non-whitespace-character-count="8350"/>
  </office:meta>
</office:document-meta>
</file>